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3" svg:font-family="Arial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1" fo:font-size="12pt" fo:font-weight="normal" officeooo:rsid="000a9e01" officeooo:paragraph-rsid="000a9e01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Arial1" fo:font-size="12pt" fo:font-weight="bold" officeooo:rsid="000a9e01" officeooo:paragraph-rsid="000a9e01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1" fo:font-size="12pt" style:text-underline-style="none" fo:font-weight="normal" officeooo:rsid="000a9e01" officeooo:paragraph-rsid="000a9e01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1" fo:font-size="18pt" style:text-underline-style="solid" style:text-underline-width="auto" style:text-underline-color="font-color" fo:font-weight="bold" officeooo:rsid="000a9e01" officeooo:paragraph-rsid="000a9e01" style:font-size-asian="15.75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14c69e" officeooo:paragraph-rsid="00111ff5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1d43a0" officeooo:paragraph-rsid="001d43a0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8pt" style:text-underline-style="solid" style:text-underline-width="auto" style:text-underline-color="font-color" fo:font-weight="bold" officeooo:rsid="0014c69e" officeooo:paragraph-rsid="0014c69e" style:font-size-asian="15.75pt" style:font-weight-asian="bold" style:font-size-complex="18pt" style:font-weight-complex="bold"/>
    </style:style>
    <style:style style:name="P8" style:family="paragraph" style:parent-style-name="Standard">
      <style:text-properties officeooo:rsid="00072a09" officeooo:paragraph-rsid="0021c0ba"/>
    </style:style>
    <style:style style:name="P9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0" style:family="paragraph" style:parent-style-name="Heading_20_2">
      <style:text-properties style:font-name="Arial1" style:text-underline-style="solid" style:text-underline-width="auto" style:text-underline-color="font-color"/>
    </style:style>
    <style:style style:name="P11" style:family="paragraph" style:parent-style-name="Heading_20_2"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12" style:family="paragraph" style:parent-style-name="Heading_20_2">
      <style:text-properties style:font-name="Arial1" style:text-underline-style="solid" style:text-underline-width="auto" style:text-underline-color="font-color" fo:font-weight="bold" officeooo:paragraph-rsid="00343990" style:font-weight-asian="bold" style:font-weight-complex="bold"/>
    </style:style>
    <style:style style:name="P13" style:family="paragraph" style:parent-style-name="Heading_20_2">
      <style:text-properties style:font-name="Arial1" style:text-underline-style="solid" style:text-underline-width="auto" style:text-underline-color="font-color" fo:font-weight="bold" officeooo:paragraph-rsid="003a1aca" style:font-weight-asian="bold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Arial1" fo:font-size="12pt" style:text-underline-style="solid" style:text-underline-width="auto" style:text-underline-color="font-color" fo:font-weight="bold" officeooo:rsid="000a9e01" officeooo:paragraph-rsid="000a9e01" style:font-size-asian="10.5pt" style:font-weight-asian="bold" style:font-size-complex="12pt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Arial1" fo:font-size="12pt" style:text-underline-style="solid" style:text-underline-width="auto" style:text-underline-color="font-color" fo:font-weight="bold" officeooo:rsid="000c298c" officeooo:paragraph-rsid="000c298c" style:font-size-asian="10.5pt" style:font-weight-asian="bold" style:font-size-complex="12pt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Arial1" fo:font-size="12pt" style:text-underline-style="solid" style:text-underline-width="auto" style:text-underline-color="font-color" fo:font-weight="bold" officeooo:rsid="00111ff5" officeooo:paragraph-rsid="00111ff5" style:font-size-asian="10.5pt" style:font-weight-asian="bold" style:font-size-complex="12pt" style:font-weight-complex="bold"/>
    </style:style>
    <style:style style:name="P17" style:family="paragraph" style:parent-style-name="Standard" style:list-style-name="L2">
      <style:paragraph-properties fo:text-align="start" style:justify-single-word="false"/>
      <style:text-properties style:font-name="Arial1" fo:font-size="12pt" style:text-underline-style="solid" style:text-underline-width="auto" style:text-underline-color="font-color" fo:font-weight="bold" officeooo:rsid="0014c69e" officeooo:paragraph-rsid="0014c69e" style:font-size-asian="10.5pt" style:font-weight-asian="bold" style:font-size-complex="12pt" style:font-weight-complex="bold"/>
    </style:style>
    <style:style style:name="P18" style:family="paragraph" style:parent-style-name="Standard" style:list-style-name="L2">
      <style:paragraph-properties fo:text-align="start" style:justify-single-word="false"/>
      <style:text-properties style:font-name="Arial1" fo:font-size="12pt" style:text-underline-style="solid" style:text-underline-width="auto" style:text-underline-color="font-color" fo:font-weight="bold" officeooo:rsid="0017282d" officeooo:paragraph-rsid="0017282d" style:font-size-asian="10.5pt" style:font-weight-asian="bold" style:font-size-complex="12pt" style:font-weight-complex="bold"/>
    </style:style>
    <style:style style:name="P19" style:family="paragraph" style:parent-style-name="Standard" style:list-style-name="L2">
      <style:paragraph-properties fo:text-align="start" style:justify-single-word="false"/>
      <style:text-properties style:font-name="Arial1" fo:font-size="12pt" style:text-underline-style="solid" style:text-underline-width="auto" style:text-underline-color="font-color" fo:font-weight="bold" officeooo:rsid="001ccf5b" officeooo:paragraph-rsid="001ccf5b" style:font-size-asian="10.5pt" style:font-weight-asian="bold" style:font-size-complex="12pt" style:font-weight-complex="bold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Arial1" fo:font-size="12pt" style:text-underline-style="none" fo:font-weight="bold" officeooo:rsid="000a9e01" officeooo:paragraph-rsid="000a9e01" style:font-size-asian="10.5pt" style:font-weight-asian="bold" style:font-size-complex="12pt" style:font-weight-complex="bold"/>
    </style:style>
    <style:style style:name="P21" style:family="paragraph" style:parent-style-name="Standard" style:list-style-name="L3">
      <style:paragraph-properties fo:text-align="start" style:justify-single-word="false"/>
      <style:text-properties style:font-name="Arial1" fo:font-size="12pt" style:text-underline-style="none" fo:font-weight="bold" officeooo:rsid="00072a09" officeooo:paragraph-rsid="0021c0ba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rial1" fo:font-size="12pt" style:text-underline-style="none" fo:font-weight="bold" officeooo:rsid="00072a09" officeooo:paragraph-rsid="0021c0ba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Arial1" fo:font-size="12pt" style:text-underline-style="none" fo:font-weight="bold" officeooo:rsid="0026e3e7" officeooo:paragraph-rsid="0026e3e7" style:font-size-asian="10.5pt" style:font-weight-asian="bold" style:font-size-complex="12pt" style:font-weight-complex="bold"/>
    </style:style>
    <style:style style:name="P24" style:family="paragraph" style:parent-style-name="Standard" style:list-style-name="L4">
      <style:paragraph-properties fo:text-align="start" style:justify-single-word="false"/>
      <style:text-properties style:font-name="Arial1" fo:font-size="12pt" style:text-underline-style="none" fo:font-weight="bold" officeooo:rsid="0026e3e7" officeooo:paragraph-rsid="0026e3e7" style:font-size-asian="10.5pt" style:font-weight-asian="bold" style:font-size-complex="12pt" style:font-weight-complex="bold"/>
    </style:style>
    <style:style style:name="P25" style:family="paragraph" style:parent-style-name="Standard" style:list-style-name="L6">
      <style:paragraph-properties fo:text-align="start" style:justify-single-word="false"/>
      <style:text-properties style:font-name="Arial1" fo:font-size="12pt" style:text-underline-style="none" fo:font-weight="bold" officeooo:rsid="0026e3e7" officeooo:paragraph-rsid="002aa1aa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Arial1" fo:font-size="12pt" style:text-underline-style="none" fo:font-weight="bold" officeooo:rsid="0026e3e7" officeooo:paragraph-rsid="002aa1aa" style:font-size-asian="10.5pt" style:font-weight-asian="bold" style:font-size-complex="12pt" style:font-weight-complex="bold"/>
    </style:style>
    <style:style style:name="P27" style:family="paragraph" style:parent-style-name="Standard" style:list-style-name="L7">
      <style:paragraph-properties fo:text-align="start" style:justify-single-word="false"/>
      <style:text-properties style:font-name="Arial1" fo:font-size="12pt" style:text-underline-style="none" fo:font-weight="bold" officeooo:rsid="0026e3e7" officeooo:paragraph-rsid="002d7930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Arial1" fo:font-size="12pt" style:text-underline-style="none" fo:font-weight="bold" officeooo:rsid="0026e3e7" officeooo:paragraph-rsid="002d7930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Arial1" fo:font-size="12pt" style:text-underline-style="none" fo:font-weight="bold" officeooo:rsid="0026e3e7" officeooo:paragraph-rsid="00343990" style:font-size-asian="10.5pt" style:font-weight-asian="bold" style:font-size-complex="12pt" style:font-weight-complex="bold"/>
    </style:style>
    <style:style style:name="P30" style:family="paragraph" style:parent-style-name="Standard" style:list-style-name="L8">
      <style:paragraph-properties fo:text-align="start" style:justify-single-word="false"/>
      <style:text-properties style:font-name="Arial1" fo:font-size="12pt" style:text-underline-style="none" fo:font-weight="bold" officeooo:rsid="0026e3e7" officeooo:paragraph-rsid="00343990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Arial1" fo:font-size="12pt" style:text-underline-style="none" fo:font-weight="bold" officeooo:rsid="0026e3e7" officeooo:paragraph-rsid="003a1aca" style:font-size-asian="10.5pt" style:font-weight-asian="bold" style:font-size-complex="12pt" style:font-weight-complex="bold"/>
    </style:style>
    <style:style style:name="P32" style:family="paragraph" style:parent-style-name="Standard" style:list-style-name="L9">
      <style:paragraph-properties fo:text-align="start" style:justify-single-word="false"/>
      <style:text-properties style:font-name="Arial1" fo:font-size="12pt" style:text-underline-style="none" fo:font-weight="bold" officeooo:rsid="0026e3e7" officeooo:paragraph-rsid="003a1aca" style:font-size-asian="10.5pt" style:font-weight-asian="bold" style:font-size-complex="12pt" style:font-weight-complex="bold"/>
    </style:style>
    <style:style style:name="P33" style:family="paragraph" style:parent-style-name="Standard" style:list-style-name="L4">
      <style:paragraph-properties fo:text-align="start" style:justify-single-word="false"/>
      <style:text-properties style:font-name="Arial1" fo:font-size="12pt" style:text-underline-style="none" fo:font-weight="bold" officeooo:rsid="002703d2" officeooo:paragraph-rsid="002703d2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Arial1" fo:font-size="12pt" style:text-underline-style="none" fo:font-weight="bold" officeooo:rsid="0028c17f" officeooo:paragraph-rsid="0028c17f" style:font-size-asian="10.5pt" style:font-weight-asian="bold" style:font-size-complex="12pt" style:font-weight-complex="bold"/>
    </style:style>
    <style:style style:name="P35" style:family="paragraph" style:parent-style-name="Standard" style:list-style-name="L5">
      <style:paragraph-properties fo:text-align="start" style:justify-single-word="false"/>
      <style:text-properties style:font-name="Arial1" fo:font-size="12pt" style:text-underline-style="none" fo:font-weight="bold" officeooo:rsid="0028c17f" officeooo:paragraph-rsid="0028c17f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Arial1" fo:font-size="12pt" style:text-underline-style="none" fo:font-weight="bold" officeooo:rsid="0028c17f" officeooo:paragraph-rsid="002aa1aa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Arial1" fo:font-size="12pt" style:text-underline-style="none" fo:font-weight="bold" officeooo:rsid="0028c17f" officeooo:paragraph-rsid="002d7930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Arial1" fo:font-size="12pt" style:text-underline-style="none" fo:font-weight="bold" officeooo:rsid="0028c17f" officeooo:paragraph-rsid="00343990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Arial1" fo:font-size="12pt" style:text-underline-style="none" fo:font-weight="bold" officeooo:rsid="0028c17f" officeooo:paragraph-rsid="003a1aca" style:font-size-asian="10.5pt" style:font-weight-asian="bold" style:font-size-complex="12pt" style:font-weight-complex="bold"/>
    </style:style>
    <style:style style:name="P40" style:family="paragraph" style:parent-style-name="Standard" style:list-style-name="L5">
      <style:paragraph-properties fo:text-align="start" style:justify-single-word="false"/>
      <style:text-properties style:font-name="Arial1" fo:font-size="12pt" style:text-underline-style="none" fo:font-weight="bold" officeooo:rsid="002aa1aa" officeooo:paragraph-rsid="002aa1aa" style:font-size-asian="10.5pt" style:font-weight-asian="bold" style:font-size-complex="12pt" style:font-weight-complex="bold"/>
    </style:style>
    <style:style style:name="P41" style:family="paragraph" style:parent-style-name="Standard" style:list-style-name="L6">
      <style:paragraph-properties fo:text-align="start" style:justify-single-word="false"/>
      <style:text-properties style:font-name="Arial1" fo:font-size="12pt" style:text-underline-style="none" fo:font-weight="bold" officeooo:rsid="002be636" officeooo:paragraph-rsid="002be636" style:font-size-asian="10.5pt" style:font-weight-asian="bold" style:font-size-complex="12pt" style:font-weight-complex="bold"/>
    </style:style>
    <style:style style:name="P42" style:family="paragraph" style:parent-style-name="Standard" style:list-style-name="L7">
      <style:paragraph-properties fo:text-align="start" style:justify-single-word="false"/>
      <style:text-properties style:font-name="Arial1" fo:font-size="12pt" style:text-underline-style="none" fo:font-weight="bold" officeooo:rsid="002be636" officeooo:paragraph-rsid="002d7930" style:font-size-asian="10.5pt" style:font-weight-asian="bold" style:font-size-complex="12pt" style:font-weight-complex="bold"/>
    </style:style>
    <style:style style:name="P43" style:family="paragraph" style:parent-style-name="Standard" style:list-style-name="L9">
      <style:paragraph-properties fo:text-align="start" style:justify-single-word="false"/>
      <style:text-properties style:font-name="Arial1" fo:font-size="12pt" style:text-underline-style="none" fo:font-weight="bold" officeooo:rsid="002be636" officeooo:paragraph-rsid="003a1aca" style:font-size-asian="10.5pt" style:font-weight-asian="bold" style:font-size-complex="12pt" style:font-weight-complex="bold"/>
    </style:style>
    <style:style style:name="P44" style:family="paragraph" style:parent-style-name="Standard" style:list-style-name="L5">
      <style:paragraph-properties fo:text-align="start" style:justify-single-word="false"/>
      <style:text-properties style:font-name="Arial1" fo:font-size="12pt" style:text-underline-style="none" fo:font-weight="bold" officeooo:rsid="002f2965" officeooo:paragraph-rsid="002f2965" style:font-size-asian="10.5pt" style:font-weight-asian="bold" style:font-size-complex="12pt" style:font-weight-complex="bold"/>
    </style:style>
    <style:style style:name="P45" style:family="paragraph" style:parent-style-name="Standard" style:list-style-name="L5">
      <style:paragraph-properties fo:text-align="start" style:justify-single-word="false"/>
      <style:text-properties style:font-name="Arial1" fo:font-size="12pt" style:text-underline-style="none" fo:font-weight="bold" officeooo:rsid="002f2965" officeooo:paragraph-rsid="003a1aca" style:font-size-asian="10.5pt" style:font-weight-asian="bold" style:font-size-complex="12pt" style:font-weight-complex="bold"/>
    </style:style>
    <style:style style:name="P46" style:family="paragraph" style:parent-style-name="Standard" style:list-style-name="L5">
      <style:paragraph-properties fo:text-align="start" style:justify-single-word="false"/>
      <style:text-properties style:font-name="Arial1" fo:font-size="12pt" style:text-underline-style="none" fo:font-weight="bold" officeooo:rsid="0035ec70" officeooo:paragraph-rsid="0035ec70" style:font-size-asian="10.5pt" style:font-weight-asian="bold" style:font-size-complex="12pt" style:font-weight-complex="bold"/>
    </style:style>
    <style:style style:name="P47" style:family="paragraph" style:parent-style-name="Standard" style:list-style-name="L8">
      <style:paragraph-properties fo:text-align="start" style:justify-single-word="false"/>
      <style:text-properties style:font-name="Arial1" fo:font-size="12pt" style:text-underline-style="none" fo:font-weight="bold" officeooo:rsid="0035ec70" officeooo:paragraph-rsid="0035ec70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Arial1" fo:font-size="12pt" style:text-underline-style="none" fo:font-weight="normal" officeooo:rsid="0026e3e7" officeooo:paragraph-rsid="0026e3e7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Arial1" fo:font-size="12pt" style:text-underline-style="none" fo:font-weight="normal" officeooo:rsid="0026e3e7" officeooo:paragraph-rsid="002d7930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Arial1" fo:font-size="12pt" style:text-underline-style="none" fo:font-weight="normal" officeooo:rsid="0026e3e7" officeooo:paragraph-rsid="00343990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Arial1" fo:font-size="12pt" style:text-underline-style="none" fo:font-weight="normal" officeooo:rsid="0026e3e7" officeooo:paragraph-rsid="003a1aca" style:font-size-asian="10.5pt" style:font-weight-asian="normal" style:font-size-complex="12pt" style:font-weight-complex="normal"/>
    </style:style>
    <style:style style:name="P52" style:family="paragraph" style:parent-style-name="Standard" style:list-style-name="L3">
      <style:text-properties style:font-name="Arial1" fo:font-weight="bold" officeooo:rsid="00072a09" officeooo:paragraph-rsid="0021c0ba" style:font-weight-asian="bold" style:font-weight-complex="bold"/>
    </style:style>
    <style:style style:name="P53" style:family="paragraph" style:parent-style-name="Standard" style:list-style-name="L3">
      <style:text-properties style:font-name="Arial1" fo:font-weight="bold" officeooo:rsid="00072a09" officeooo:paragraph-rsid="00244bd7" style:font-weight-asian="bold" style:font-weight-complex="bold"/>
    </style:style>
    <style:style style:name="P54" style:family="paragraph" style:parent-style-name="Standard" style:list-style-name="L3">
      <style:text-properties style:font-name="Arial1" fo:font-weight="bold" officeooo:rsid="00244bd7" officeooo:paragraph-rsid="00244bd7" style:font-weight-asian="bold" style:font-weight-complex="bold"/>
    </style:style>
    <style:style style:name="P55" style:family="paragraph" style:parent-style-name="Standard">
      <style:text-properties style:font-name="Arial1" fo:font-size="18pt" style:text-underline-style="solid" style:text-underline-width="auto" style:text-underline-color="font-color" fo:font-weight="bold" officeooo:rsid="00072a09" officeooo:paragraph-rsid="0021c0ba" style:font-size-asian="18pt" style:font-weight-asian="bold" style:font-size-complex="18pt" style:font-weight-complex="bold"/>
    </style:style>
    <style:style style:name="P56" style:family="paragraph" style:parent-style-name="Standard">
      <style:paragraph-properties fo:text-align="center" style:justify-single-word="false"/>
      <style:text-properties style:font-name="Arial1" fo:font-size="24pt" fo:font-weight="bold" officeooo:rsid="000a9e01" officeooo:paragraph-rsid="000a9e01" style:font-size-asian="21pt" style:font-weight-asian="bold" style:font-size-complex="24pt" style:font-weight-complex="bold"/>
    </style:style>
    <style:style style:name="P57" style:family="paragraph" style:parent-style-name="Standard" style:list-style-name="L1">
      <style:paragraph-properties fo:text-align="start" style:justify-single-word="false"/>
      <style:text-properties style:font-name="Arial" fo:font-size="12pt" style:text-underline-style="none" fo:font-weight="bold" officeooo:rsid="000a9e01" officeooo:paragraph-rsid="000a9e01" style:font-size-asian="10.5pt" style:font-weight-asian="bold" style:font-size-complex="12pt" style:font-weight-complex="bold"/>
    </style:style>
    <style:style style:name="P58" style:family="paragraph" style:parent-style-name="Standard" style:list-style-name="L1">
      <style:paragraph-properties fo:text-align="start" style:justify-single-word="false"/>
      <style:text-properties style:font-name="Arial" fo:font-size="12pt" style:text-underline-style="none" fo:font-weight="bold" officeooo:rsid="001b3060" officeooo:paragraph-rsid="001b3060" style:font-size-asian="10.5pt" style:font-weight-asian="bold" style:font-size-complex="12pt" style:font-weight-complex="bold"/>
    </style:style>
    <style:style style:name="P59" style:family="paragraph" style:parent-style-name="Standard" style:list-style-name="L1">
      <style:paragraph-properties fo:text-align="start" style:justify-single-word="false"/>
      <style:text-properties style:font-name="Arial" fo:font-size="12pt" style:text-underline-style="none" fo:font-weight="bold" officeooo:rsid="000dac87" officeooo:paragraph-rsid="000dac87" style:font-size-asian="10.5pt" style:font-weight-asian="bold" style:font-size-complex="12pt" style:font-weight-complex="bold"/>
    </style:style>
    <style:style style:name="P60" style:family="paragraph" style:parent-style-name="Standard" style:list-style-name="L2">
      <style:paragraph-properties fo:text-align="start" style:justify-single-word="false"/>
      <style:text-properties style:font-name="Arial" fo:font-size="12pt" style:text-underline-style="none" fo:font-weight="bold" officeooo:rsid="0014c69e" officeooo:paragraph-rsid="0014c69e" style:font-size-asian="10.5pt" style:font-weight-asian="bold" style:font-size-complex="12pt" style:font-weight-complex="bold"/>
    </style:style>
    <style:style style:name="P61" style:family="paragraph" style:parent-style-name="Standard" style:list-style-name="L2">
      <style:paragraph-properties fo:text-align="start" style:justify-single-word="false"/>
      <style:text-properties style:font-name="Arial" fo:font-size="12pt" style:text-underline-style="none" fo:font-weight="bold" officeooo:rsid="001cd511" officeooo:paragraph-rsid="001cd511" style:font-size-asian="10.5pt" style:font-weight-asian="bold" style:font-size-complex="12pt" style:font-weight-complex="bold"/>
    </style:style>
    <style:style style:name="P62" style:family="paragraph" style:parent-style-name="Standard" style:list-style-name="L2">
      <style:paragraph-properties fo:text-align="start" style:justify-single-word="false"/>
      <style:text-properties style:font-name="Arial" fo:font-size="12pt" style:text-underline-style="none" fo:font-weight="bold" officeooo:rsid="001d43a0" officeooo:paragraph-rsid="001d43a0" style:font-size-asian="10.5pt" style:font-weight-asian="bold" style:font-size-complex="12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4c69e"/>
    </style:style>
    <style:style style:name="T3" style:family="text">
      <style:text-properties style:font-name="Arial" style:text-underline-style="none"/>
    </style:style>
    <style:style style:name="T4" style:family="text">
      <style:text-properties style:font-name="Arial" style:text-underline-style="none" officeooo:rsid="000dac87"/>
    </style:style>
    <style:style style:name="T5" style:family="text">
      <style:text-properties style:font-name="Arial" style:text-underline-style="none" officeooo:rsid="000f410b"/>
    </style:style>
    <style:style style:name="T6" style:family="text">
      <style:text-properties style:font-name="Arial" style:text-underline-style="none" officeooo:rsid="00111ff5"/>
    </style:style>
    <style:style style:name="T7" style:family="text">
      <style:text-properties style:font-name="Arial" style:text-underline-style="none" officeooo:rsid="00115d72"/>
    </style:style>
    <style:style style:name="T8" style:family="text">
      <style:text-properties style:font-name="Arial" style:text-underline-style="none" officeooo:rsid="00131098"/>
    </style:style>
    <style:style style:name="T9" style:family="text">
      <style:text-properties style:font-name="Arial" style:text-underline-style="none" officeooo:rsid="00156acb"/>
    </style:style>
    <style:style style:name="T10" style:family="text">
      <style:text-properties style:font-name="Arial" style:text-underline-style="none" officeooo:rsid="001dae09"/>
    </style:style>
    <style:style style:name="T11" style:family="text">
      <style:text-properties style:font-name="Arial" style:text-underline-style="none" officeooo:rsid="001e48c4"/>
    </style:style>
    <style:style style:name="T12" style:family="text">
      <style:text-properties style:font-name="Arial" style:text-underline-style="none" officeooo:rsid="00225914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26e3e7" style:font-weight-asian="normal" style:font-weight-complex="normal"/>
    </style:style>
    <style:style style:name="T15" style:family="text">
      <style:text-properties fo:font-weight="normal" officeooo:rsid="002aa1aa" style:font-weight-asian="normal" style:font-weight-complex="normal"/>
    </style:style>
    <style:style style:name="T16" style:family="text">
      <style:text-properties fo:font-weight="normal" officeooo:rsid="002be636" style:font-weight-asian="normal" style:font-weight-complex="normal"/>
    </style:style>
    <style:style style:name="T17" style:family="text">
      <style:text-properties fo:font-weight="normal" officeooo:rsid="002f2965" style:font-weight-asian="normal" style:font-weight-complex="normal"/>
    </style:style>
    <style:style style:name="T18" style:family="text">
      <style:text-properties fo:font-weight="normal" officeooo:rsid="0035ec70" style:font-weight-asian="normal" style:font-weight-complex="normal"/>
    </style:style>
    <style:style style:name="T19" style:family="text">
      <style:text-properties officeooo:rsid="002aa1aa"/>
    </style:style>
    <style:style style:name="T20" style:family="text">
      <style:text-properties style:font-name="Arial"/>
    </style:style>
    <style:style style:name="T21" style:family="text">
      <style:text-properties style:font-name="Arial" fo:font-weight="normal" style:font-weight-asian="normal" style:font-weight-complex="normal"/>
    </style:style>
    <style:style style:name="T22" style:family="text">
      <style:text-properties style:font-name="Arial" fo:font-weight="normal" officeooo:rsid="002be636" style:font-weight-asian="normal" style:font-weight-complex="normal"/>
    </style:style>
    <style:style style:name="T23" style:family="text">
      <style:text-properties style:font-name="Arial" fo:font-weight="normal" officeooo:rsid="003684e4" style:font-weight-asian="normal" style:font-weight-complex="normal"/>
    </style:style>
    <style:style style:name="T24" style:family="text">
      <style:text-properties style:font-name="Arial" officeooo:rsid="002be636"/>
    </style:style>
    <style:style style:name="T25" style:family="text">
      <style:text-properties officeooo:rsid="002d7930"/>
    </style:style>
    <style:style style:name="T26" style:family="text">
      <style:text-properties fo:font-size="24pt" style:font-size-asian="21pt" style:font-size-complex="24pt"/>
    </style:style>
    <style:style style:name="T27" style:family="text">
      <style:text-properties officeooo:rsid="00343990"/>
    </style:style>
    <style:style style:name="T28" style:family="text">
      <style:text-properties style:font-name="Arial1"/>
    </style:style>
    <style:style style:name="T29" style:family="text">
      <style:text-properties style:font-name="Arial1" style:text-underline-style="solid" style:text-underline-width="auto" style:text-underline-color="font-color" fo:font-weight="normal" style:font-weight-asian="normal" style:font-weight-complex="normal"/>
    </style:style>
    <style:style style:name="T30" style:family="text">
      <style:text-properties style:font-name="Arial1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Ms. Baker</text:p>
      <text:p text:style-name="P2">OSHW Bluetooth Model Rocket Telemetry Board</text:p>
      <text:p text:style-name="P1"/>
      <text:p text:style-name="P4">Ideal Technical Specifications:</text:p>
      <text:p text:style-name="P3"/>
      <text:list xml:id="list3788978399" text:style-name="L1">
        <text:list-item>
          <text:p text:style-name="P14"><text:span text:style-name="T1">Designed operating voltage: </text:span><text:span text:style-name="T2">2.7</text:span><text:span text:style-name="T1">v-3.6v</text:span></text:p>
        </text:list-item>
        <text:list-item>
          <text:p text:style-name="P20">Maximum supported rocket acceleration of 16g</text:p>
        </text:list-item>
        <text:list-item>
          <text:p text:style-name="P14"><text:span text:style-name="T1">Apogee tolerance of </text:span><text:span text:style-name="T3">±1</text:span><text:span text:style-name="T12">00</text:span><text:span text:style-name="T3">m</text:span></text:p>
        </text:list-item>
        <text:list-item>
          <text:p text:style-name="P57">BLE support</text:p>
        </text:list-item>
        <text:list-item>
          <text:p text:style-name="P58">1 16g accelerometer</text:p>
        </text:list-item>
        <text:list-item>
          <text:p text:style-name="P15"><text:span text:style-name="T3">1 axial accelerometer to determine </text:span><text:span text:style-name="T4">orientation</text:span></text:p>
        </text:list-item>
        <text:list-item>
          <text:p text:style-name="P15"><text:span text:style-name="T3">Stores 3D accelration from </text:span><text:span text:style-name="T5">1</text:span><text:span text:style-name="T3"> accelerometer and 1 axial accelerometer, all with 10-16bit resolution</text:span><text:span text:style-name="T4">(2 bytes per axis, </text:span><text:span text:style-name="T5">6</text:span><text:span text:style-name="T4"> bytes total per unit of time, </text:span><text:span text:style-name="T6">6kbytes per second</text:span><text:span text:style-name="T4">)</text:span></text:p>
        </text:list-item>
        <text:list-item>
          <text:p text:style-name="P59">1khz update rate</text:p>
        </text:list-item>
        <text:list-item>
          <text:p text:style-name="P16"><text:span text:style-name="T3">Minimum </text:span><text:span text:style-name="T8">60</text:span><text:span text:style-name="T3"> seconds of flight time </text:span><text:span text:style-name="T7">recording, 512kbytes on onboard fram</text:span><text:span text:style-name="T8">(lower memory options, possible upgradablility?)</text:span></text:p>
        </text:list-item>
      </text:list>
      <text:p text:style-name="P5"/>
      <text:p text:style-name="P7">IC List:</text:p>
      <text:list xml:id="list3353564159" text:style-name="L2">
        <text:list-item>
          <text:p text:style-name="P60">1x ATTINY85V-10SUR attiny85 10mhz microcontroller</text:p>
        </text:list-item>
        <text:list-item>
          <text:p text:style-name="P60">1x <text:s/>RN4871-I/RM140 rn4871 uart bluetooth/i2c interface</text:p>
        </text:list-item>
        <text:list-item>
          <text:p text:style-name="P17"><text:span text:style-name="T3">4x MR44V100AMAZAATL 128kb </text:span><text:span text:style-name="T9">I2C f-ram chips</text:span></text:p>
        </text:list-item>
        <text:list-item>
          <text:p text:style-name="P18"><text:span text:style-name="T9">1</text:span><text:span text:style-name="T3">x TC7WH08FK,LJ(CT </text:span><text:span text:style-name="T10">AND gate for 3-wire UART</text:span></text:p>
        </text:list-item>
        <text:list-item>
          <text:p text:style-name="P19"><text:span text:style-name="T11">2</text:span><text:span text:style-name="T3">x LIS3DHTR I2C accelerometer</text:span></text:p>
        </text:list-item>
        <text:list-item>
          <text:p text:style-name="P61">1x I3G4250DTR I2C gyroscope</text:p>
        </text:list-item>
        <text:list-item>
          <text:p text:style-name="P62">1x MCP121T-270E/TT reset IC</text:p>
        </text:list-item>
      </text:list>
      <text:p text:style-name="P6"/>
      <text:p text:style-name="P55">Schematic block list:</text:p>
      <text:p text:style-name="P8"/>
      <text:list xml:id="list3516764283" text:style-name="L3">
        <text:list-item>
          <text:p text:style-name="P52">ISP header block</text:p>
        </text:list-item>
        <text:list-item>
          <text:p text:style-name="P54">Reset block</text:p>
        </text:list-item>
        <text:list-item>
          <text:p text:style-name="P52">Power block</text:p>
        </text:list-item>
        <text:list-item>
          <text:p text:style-name="P53">I2C pullup block</text:p>
        </text:list-item>
        <text:list-item>
          <text:p text:style-name="P54">LED block</text:p>
        </text:list-item>
        <text:list-item>
          <text:p text:style-name="P53">10Mhz quartz crystal block</text:p>
        </text:list-item>
        <text:list-item>
          <text:p text:style-name="P52">ATTINY block</text:p>
        </text:list-item>
        <text:list-item>
          <text:p text:style-name="P52">RN4871 block</text:p>
        </text:list-item>
        <text:list-item>
          <text:p text:style-name="P52">512kbyte ram block</text:p>
        </text:list-item>
        <text:list-item>
          <text:p text:style-name="P52">Watchdog gyroscope block</text:p>
        </text:list-item>
        <text:list-item>
          <text:p text:style-name="P52">High-precision gyroscope block</text:p>
        </text:list-item>
        <text:list-item>
          <text:p text:style-name="P52">Watchdog accelerometer block</text:p>
        </text:list-item>
        <text:list-item>
          <text:p text:style-name="P52">High-precision accelerometer block</text:p>
        </text:list-item>
        <text:list-item>
          <text:p text:style-name="P21">3-wire to 4-wire UART conversion block</text:p>
        </text:list-item>
      </text:list>
      <text:p text:style-name="P22"/>
      <text:h text:style-name="P9" text:outline-level="1"><text:soft-page-break/><text:span text:style-name="T26">Block</text:span> <text:span text:style-name="T26">Descriptions</text:span></text:h>
      <text:h text:style-name="P10" text:outline-level="2">ISP Header Block:</text:h>
      <text:p text:style-name="P23"/>
      <text:p text:style-name="P23">Block Function:</text:p>
      <text:p text:style-name="P23"/>
      <text:p text:style-name="P23"><text:tab/><text:span text:style-name="T13">The ISP header block describes the interface between an external programmer and the rest of the circuit, particularly the ATTINY along with power connections</text:span></text:p>
      <text:p text:style-name="P23"><text:span text:style-name="T13"/></text:p>
      <text:p text:style-name="P34">Internal References:</text:p>
      <text:p text:style-name="P34"/>
      <text:list xml:id="list3518683713" text:style-name="L5">
        <text:list-item>
          <text:p text:style-name="P35">J1<text:span text:style-name="T13"> – ISP 6 pin programming jack, connects an external programmer to the needed data and power lines</text:span></text:p>
        </text:list-item>
      </text:list>
      <text:p text:style-name="P23"><text:span text:style-name="T13"/></text:p>
      <text:p text:style-name="P23">External References:</text:p>
      <text:p text:style-name="P48"/>
      <text:list xml:id="list3363283501" text:style-name="L4">
        <text:list-item>
          <text:p text:style-name="P24">BATT+ <text:span text:style-name="T13">- Positive voltage supply for the rest of the circuit, in this case J1 supplies 3.3v for programming</text:span></text:p>
        </text:list-item>
        <text:list-item>
          <text:p text:style-name="P24">ISP_MISO<text:span text:style-name="T13"> – Master-In Slave-Out, data line for communication between the programmer (master) and ATTINY (slave)</text:span></text:p>
        </text:list-item>
        <text:list-item>
          <text:p text:style-name="P33">ISP_MOSI<text:span text:style-name="T13"> – Master-Out Slave-In, </text:span><text:span text:style-name="T14">data line for communication between the programmer (master) and ATTINY (slave)</text:span></text:p>
        </text:list-item>
        <text:list-item>
          <text:p text:style-name="P33">ISP_SCK<text:span text:style-name="T13"> – Serial ClocK, clock line for </text:span><text:span text:style-name="T14">for communication between the programmer (master) and ATTINY (slave)</text:span></text:p>
        </text:list-item>
        <text:list-item>
          <text:p text:style-name="P33">RESET<text:span text:style-name="T13"> – IC reset line, in this case used to initiate programming with the ATTINY</text:span></text:p>
        </text:list-item>
        <text:list-item>
          <text:p text:style-name="P33">PGND<text:span text:style-name="T13"> – Programming GrouND, special ground connection between J1 and the ATTINY that can be seperated from the board-wide ground supply, so that no other ICs are active while programming</text:span></text:p>
        </text:list-item>
      </text:list>
      <text:h text:style-name="P10" text:outline-level="2"><text:span text:style-name="T19">Reset </text:span>Block:</text:h>
      <text:p text:style-name="P26"/>
      <text:p text:style-name="P26">Block Function:</text:p>
      <text:p text:style-name="P26"/>
      <text:p text:style-name="P26"><text:tab/><text:span text:style-name="T15">The reset block is in charge of keeping the RESET line on ICs </text:span><text:span text:style-name="T16">low</text:span><text:span text:style-name="T15"> if the battery voltage is unstable/too low. Otherwise, it is in charge of keeping the reset line </text:span><text:span text:style-name="T16">high</text:span><text:span text:style-name="T15"> in all other circumstances</text:span></text:p>
      <text:p text:style-name="P26"><text:span text:style-name="T13"/></text:p>
      <text:p text:style-name="P36">Internal References:</text:p>
      <text:p text:style-name="P36"/>
      <text:list xml:id="list154845238174748" text:continue-list="list3518683713" text:style-name="L5">
        <text:list-item>
          <text:p text:style-name="P40">C1<text:span text:style-name="T13"> – 10uF ceramic bypass capacitor placed closely to U1</text:span></text:p>
        </text:list-item>
        <text:list-item>
          <text:p text:style-name="P40">R1<text:span text:style-name="T13"> – 10k</text:span><text:span text:style-name="T21">Ω pull-up resistor for the RESET line</text:span></text:p>
        </text:list-item>
        <text:list-item>
          <text:p text:style-name="P40"><text:span text:style-name="T20">U1</text:span><text:span text:style-name="T21"> – MCP121T-270E_TT reset IC, pulls the RESET line low </text:span><text:span text:style-name="T22">until</text:span><text:span text:style-name="T21"> the voltage has stayed </text:span><text:span text:style-name="T22">above 2.6v for longer than 120ms</text:span></text:p>
        </text:list-item>
      </text:list>
      <text:p text:style-name="P26"><text:span text:style-name="T13"/></text:p>
      <text:p text:style-name="P26">External References:</text:p>
      <text:p text:style-name="Standard"/>
      <text:list xml:id="list1007589144" text:style-name="L6">
        <text:list-item>
          <text:p text:style-name="P25"><text:soft-page-break/>BATT+ <text:span text:style-name="T13">- Positive voltage supply</text:span></text:p>
        </text:list-item>
        <text:list-item>
          <text:p text:style-name="P41">GROUND<text:span text:style-name="T13"> – board-wide ground supply</text:span></text:p>
        </text:list-item>
        <text:list-item>
          <text:p text:style-name="P41">RESET<text:span text:style-name="T13"> – IC reset line, LOW resets all ICs connected to this line, the only exception being U1</text:span></text:p>
        </text:list-item>
      </text:list>
      <text:h text:style-name="P11" text:outline-level="2"><text:span text:style-name="T25">Power Block</text:span>:</text:h>
      <text:p text:style-name="P28"/>
      <text:p text:style-name="P28">Block Function:</text:p>
      <text:p text:style-name="P28"/>
      <text:p text:style-name="P28"><text:tab/><text:span text:style-name="T17">The function of the power block is very simple: provide 3v of DC power for the rest of the circuit</text:span></text:p>
      <text:p text:style-name="P28"><text:span text:style-name="T13"/></text:p>
      <text:p text:style-name="P37">Internal References:</text:p>
      <text:p text:style-name="P37"/>
      <text:list xml:id="list154844847592839" text:continue-list="list154845238174748" text:style-name="L5">
        <text:list-item>
          <text:p text:style-name="P44"><text:span text:style-name="T24">B</text:span><text:span text:style-name="T20">T1</text:span><text:span text:style-name="T21"> – 3v 1632 lithium coin cell</text:span></text:p>
        </text:list-item>
      </text:list>
      <text:p text:style-name="P28"><text:span text:style-name="T13"/></text:p>
      <text:p text:style-name="P28">External References:</text:p>
      <text:p text:style-name="P49"/>
      <text:list xml:id="list346739794" text:style-name="L7">
        <text:list-item>
          <text:p text:style-name="P27">BATT+ <text:span text:style-name="T13">- Positive voltage supply, </text:span><text:span text:style-name="T17">in this case the lithium cell is providing 3v to the rest of the devices connected to this line</text:span></text:p>
        </text:list-item>
        <text:list-item>
          <text:p text:style-name="P42">GROUND<text:span text:style-name="T13"> – board-wide ground supply</text:span></text:p>
        </text:list-item>
      </text:list>
      <text:h text:style-name="P12" text:outline-level="2"><text:span text:style-name="T27">I2C Pullup Block</text:span>:</text:h>
      <text:p text:style-name="P29"/>
      <text:p text:style-name="P29">Block Function:</text:p>
      <text:p text:style-name="P29"/>
      <text:p text:style-name="P29"><text:tab/><text:span text:style-name="T17">The </text:span><text:span text:style-name="T18">I2C block provides pullup resistors for both the I2C clock line and the I2C data line</text:span></text:p>
      <text:p text:style-name="P29"><text:span text:style-name="T13"/></text:p>
      <text:p text:style-name="P38">Internal References:</text:p>
      <text:p text:style-name="P38"/>
      <text:list xml:id="list154844380493868" text:continue-list="list154844847592839" text:style-name="L5">
        <text:list-item>
          <text:p text:style-name="P46"><text:span text:style-name="T24">R</text:span><text:span text:style-name="T20">2 &amp; R3</text:span><text:span text:style-name="T21"> – 2.2kΩ resistors that pull up the I2C SCL and SDA lines respectively, </text:span><text:span text:style-name="T23">optimized for 10 maximum I2C devices on battery power</text:span></text:p>
        </text:list-item>
      </text:list>
      <text:p text:style-name="P29"><text:span text:style-name="T13"/></text:p>
      <text:p text:style-name="P29">External References:</text:p>
      <text:p text:style-name="P50"/>
      <text:list xml:id="list1303400636" text:style-name="L8">
        <text:list-item>
          <text:p text:style-name="P30">BATT+ <text:span text:style-name="T13">- Positive voltage supply, </text:span><text:span text:style-name="T17">in this case the lithium cell is providing 3v to the rest of the devices connected to this line</text:span></text:p>
        </text:list-item>
        <text:list-item>
          <text:p text:style-name="P47">I2C_SCL<text:span text:style-name="T13"> – I2C serial clock line, provides all I2C devices with a clock</text:span></text:p>
        </text:list-item>
        <text:list-item>
          <text:p text:style-name="P47">I2C_SDA<text:span text:style-name="T13"> – I2C serial data line, bi-directional data line for all I2C devices</text:span></text:p>
        </text:list-item>
      </text:list>
      <text:h text:style-name="P13" text:outline-level="2"><text:span text:style-name="T25">Power Block</text:span>:</text:h>
      <text:p text:style-name="P31"/>
      <text:p text:style-name="P31">Block Function:</text:p>
      <text:p text:style-name="P31"/>
      <text:p text:style-name="P31"><text:tab/><text:span text:style-name="T17">The function of the power block is very simple: provide 3v of DC power for the rest of the circuit</text:span></text:p>
      <text:p text:style-name="P31"><text:span text:style-name="T13"/></text:p>
      <text:p text:style-name="P39"><text:soft-page-break/>Internal References:</text:p>
      <text:p text:style-name="P39"/>
      <text:list xml:id="list154843649661562" text:continue-list="list154844380493868" text:style-name="L5">
        <text:list-item>
          <text:p text:style-name="P45"><text:span text:style-name="T24">B</text:span><text:span text:style-name="T20">T1</text:span><text:span text:style-name="T21"> – 3v 1632 lithium coin cell</text:span></text:p>
        </text:list-item>
      </text:list>
      <text:p text:style-name="P31"><text:span text:style-name="T13"/></text:p>
      <text:p text:style-name="P31">External References:</text:p>
      <text:p text:style-name="P51"/>
      <text:list xml:id="list2031035710" text:style-name="L9">
        <text:list-item>
          <text:p text:style-name="P32">BATT+ <text:span text:style-name="T13">- Positive voltage supply, </text:span><text:span text:style-name="T17">in this case the lithium cell is providing 3v to the rest of the devices connected to this line</text:span></text:p>
        </text:list-item>
        <text:list-item>
          <text:p text:style-name="P43"><text:span text:style-name="T28">GROUND</text:span><text:span text:style-name="T30"> – board-wide ground supply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3" svg:font-family="Arial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Arial3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Arial3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24pt" style:font-name-asian="Arial3" style:font-family-asian="Arial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Arial2" fo:font-family="Arial" style:font-style-name="Regular" style:font-family-generic="swiss" style:font-pitch="variable" fo:font-size="18pt" fo:font-weight="bold" style:font-name-asian="Arial3" style:font-family-asian="Arial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24pt" fo:font-weight="bold" style:font-size-asian="130%" style:font-weight-asian="bold" style:font-size-complex="130%" style:font-weight-complex="60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9T23:59:48.629646328</meta:creation-date>
    <dc:date>2021-01-27T15:48:36.349984500</dc:date>
    <meta:editing-duration>P1DT2H54M42S</meta:editing-duration>
    <meta:editing-cycles>26</meta:editing-cycles>
    <meta:generator>LibreOffice/7.0.4.2$Linux_X86_64 LibreOffice_project/00$Build-2</meta:generator>
    <meta:document-statistic meta:table-count="0" meta:image-count="0" meta:object-count="0" meta:page-count="4" meta:paragraph-count="84" meta:word-count="702" meta:character-count="4169" meta:non-whitespace-character-count="3580"/>
  </office:meta>
</office:document-meta>
</file>